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4">
            <text:p>14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18_07-43-38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8" office:value-type="string">
            <text:p>2023-07-18_00-32-53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 office:value-type="string">
            <text:p>2023-07-18_10-55-04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 office:value-type="string">
            <text:p>2023-07-18_11-41-05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8" office:value-type="string">
            <text:p>2023-07-18_12-52-50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18_14-44-17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8" office:value-type="string">
            <text:p>2023-07-17_21-14-3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7" office:value-type="string">
            <text:p>2023-07-18_12-53-4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7-18_07-45-5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8" office:value-type="string">
            <text:p>2023-07-18_14-54-50_000.jpg</text:p>
          </table:table-cell>
          <table:table-cell table:style-name="ce26" office:value-type="string">
            <text:p>:bookmemo / 読んだ本：読み始め / 『アスペルガー症候群と学習障害』 / 著者=榊原洋一 / 目次：の前の、表紙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bookmemo / 読んだ本：読み始め / 『アスペルガー症候群と学習障害』 / 著者=榊原洋一 / 目次：の前の、表紙">
            <text:p>:bookmemo / 読んだ本：読み始め / 『アスペルガー症候群と学習障害』 / 著者=榊原洋一 / 目次：の前の、表紙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6" office:value-type="float" office:value="11">
            <text:p>11</text:p>
          </table:table-cell>
          <table:table-cell table:style-name="ce18" office:value-type="string">
            <text:p>2023-07-18_14-55-03_000.jpg</text:p>
          </table:table-cell>
          <table:table-cell table:style-name="ce26" office:value-type="string">
            <text:p>:bookmemo / 読んだ本：読み始め / 『アスペルガー症候群と学習障害』 / 著者=榊原洋一 / 目次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bookmemo / 読んだ本：読み始め / 『アスペルガー症候群と学習障害』 / 著者=榊原洋一 / 目次">
            <text:p>:bookmemo / 読んだ本：読み始め / 『アスペルガー症候群と学習障害』 / 著者=榊原洋一 / 目次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7-18_14-55-17_000.jpg</text:p>
          </table:table-cell>
          <table:table-cell table:style-name="ce26" office:value-type="string">
            <text:p>:bookmemo / 読んだ本：読み始め / 『アスペルガー症候群と学習障害』 / 著者=榊原洋一 / 目次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bookmemo / 読んだ本：読み始め / 『アスペルガー症候群と学習障害』 / 著者=榊原洋一 / 目次">
            <text:p>:bookmemo / 読んだ本：読み始め / 『アスペルガー症候群と学習障害』 / 著者=榊原洋一 / 目次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3-07-18_16-09-53_000.jpg</text:p>
          </table:table-cell>
          <table:table-cell table:style-name="ce26" office:value-type="string">
            <text:p>:PHOTO 記録 / @２階：トイレ：便器内 / 大便：様子 / time=~,other=便が、立ってい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3-07-18_16-55-12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4">
            <text:p>14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8">2023/07/18</text:date>, <text:time>17:54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8T17:54:48.28</dc:date>
    <dc:creator>岩淵 謙</dc:creator>
    <meta:editing-duration>P57DT18H20M38S</meta:editing-duration>
    <meta:editing-cycles>19163</meta:editing-cycles>
    <meta:document-statistic meta:table-count="2" meta:cell-count="924" meta:object-count="0"/>
    <meta:user-defined meta:name="qrichtext">1</meta:user-defined>
  </office:meta>
</office:document-meta>
</file>